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1" svg:font-family="'Times New Roman'" style:font-family-generic="roman"/>
    <style:font-face style:name="Cooper Black" svg:font-family="'Cooper Black'"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Berlin Sans FB Demi" svg:font-family="'Berlin Sans FB Demi'" style:font-family-generic="swiss" style:font-pitch="variable"/>
    <style:font-face style:name="Eras Bold ITC" svg:font-family="'Eras Bold IT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fo:text-align="center" style:justify-single-word="false" style:writing-mode="lr-tb"/>
      <style:text-properties fo:color="#808080" style:font-name="Cooper Black" fo:font-size="16pt"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writing-mode="lr-tb"/>
      <style:text-properties fo:color="#000000" style:font-name="Eras Bold ITC" fo:font-size="20pt" fo:font-style="normal" fo:font-weight="bold" style:font-size-asian="20pt" style:font-style-asian="normal" style:font-weight-asian="bold" style:font-size-complex="20pt" style:font-style-complex="normal" style:font-weight-complex="bold"/>
    </style:style>
    <style:style style:name="P4" style:family="paragraph" style:parent-style-name="Standard">
      <style:paragraph-properties style:writing-mode="lr-tb"/>
      <style:text-properties fo:font-size="11pt" style:font-size-asian="11pt" style:font-size-complex="11pt"/>
    </style:style>
    <style:style style:name="P5" style:family="paragraph" style:parent-style-name="Standard">
      <style:paragraph-properties style:writing-mode="lr-tb"/>
      <style:text-properties fo:font-size="11pt" fo:font-style="normal" style:font-size-asian="11pt" style:font-style-asian="normal" style:font-size-complex="11pt" style:font-style-complex="normal"/>
    </style:style>
    <style:style style:name="P6" style:family="paragraph" style:parent-style-name="Standard">
      <style:paragraph-properties style:writing-mode="lr-tb"/>
      <style:text-properties style:font-name="Times New Roman" fo:font-size="11pt" fo:font-style="italic" style:font-size-asian="11pt" style:font-style-asian="italic" style:font-size-complex="11pt" style:font-style-complex="italic"/>
    </style:style>
    <style:style style:name="P7" style:family="paragraph" style:parent-style-name="Standard">
      <style:paragraph-properties style:writing-mode="lr-tb"/>
      <style:text-properties style:font-name="Times New Roman" fo:font-size="11pt" fo:font-style="italic" style:font-name-asian="Lucida Sans Unicode" style:font-size-asian="11pt" style:font-style-asian="italic" style:font-name-complex="Tahoma" style:font-size-complex="11pt" style:font-style-complex="italic"/>
    </style:style>
    <style:style style:name="P8" style:family="paragraph" style:parent-style-name="Standard">
      <style:paragraph-properties style:writing-mode="lr-tb"/>
      <style:text-properties style:font-name="Times New Roman" fo:font-size="11pt" fo:font-style="normal" style:font-size-asian="11pt" style:font-style-asian="normal" style:font-size-complex="11pt" style:font-style-complex="normal"/>
    </style:style>
    <style:style style:name="P9" style:family="paragraph" style:parent-style-name="Standard">
      <style:paragraph-properties style:writing-mode="lr-tb"/>
      <style:text-properties style:font-name="Times New Roman" style:font-name-asian="Lucida Sans Unicode" style:font-name-complex="Tahoma"/>
    </style:style>
    <style:style style:name="P10" style:family="paragraph" style:parent-style-name="Standard">
      <style:paragraph-properties style:writing-mode="lr-tb"/>
      <style:text-properties fo:color="#0000ff" style:font-name="Times New Roman"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Standard">
      <style:paragraph-properties fo:text-align="center" style:justify-single-word="false" fo:background-color="#e6e6e6" style:writing-mode="lr-tb">
        <style:background-image/>
      </style:paragraph-properties>
      <style:text-properties fo:color="#000000" style:font-name="Comic Sans M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background-color="#e6e6e6" style:writing-mode="lr-tb">
        <style:background-image/>
      </style:paragraph-properties>
      <style:text-properties fo:color="#808080" style:font-name="Berlin Sans FB Demi" fo:font-size="11pt" fo:font-weight="normal" style:font-size-asian="11pt" style:font-weight-asian="normal" style:font-size-complex="11pt" style:font-weight-complex="normal"/>
    </style:style>
    <style:style style:name="T1" style:family="text">
      <style:text-properties fo:color="#0000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Comic Sans MS" fo:font-weight="bold" style:font-weight-asian="bold" style:font-weight-complex="bold"/>
    </style:style>
    <style:style style:name="T4" style:family="text">
      <style:text-properties style:font-name="Times New Roman1" style:font-name-asian="Times New Roman1" style:font-name-complex="Times New Roman1"/>
    </style:style>
    <style:style style:name="T5" style:family="text">
      <style:text-properties style:font-name="Times New Roman" style:font-name-asian="Lucida Sans Unicode" style:font-name-complex="Tahoma"/>
    </style:style>
    <style:style style:name="T6" style:family="text">
      <style:text-properties style:font-name="Times New Roman" style:text-underline-style="solid" style:text-underline-width="auto" style:text-underline-color="font-color" style:font-name-asian="Lucida Sans Unicode" style:font-name-complex="Tahoma"/>
    </style:style>
    <style:style style:name="T7" style:family="text">
      <style:text-properties style:font-name="Times New Roman" fo:font-style="italic" style:font-name-asian="Lucida Sans Unicode" style:font-style-asian="italic" style:font-name-complex="Tahoma" style:font-style-complex="italic"/>
    </style:style>
    <style:style style:name="T8"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ed Reading</text:p>
      <text:p text:style-name="P3">Plans <text:s/>&amp; Journal</text:p>
      <text:p text:style-name="P4"/>
      <text:p text:style-name="P11">Plans</text:p>
      <text:p text:style-name="P4"/>
      <text:p text:style-name="P4">[T1] Determine approaches and method</text:p>
      <text:p text:style-name="P4">Due:<text:tab/>11/12/2008, 12:00</text:p>
      <text:p text:style-name="P4"/>
      <text:p text:style-name="P4"/>
      <text:p text:style-name="P4"/>
      <text:p text:style-name="P11">Journal</text:p>
      <text:p text:style-name="P4"/>
      <text:p text:style-name="P12"><text:tab/><text:span text:style-name="T3">10-November-2008, Mn</text:span></text:p>
      <text:p text:style-name="P4"/>
      <text:p text:style-name="P1"><text:span text:style-name="T1">[1]</text:span> Reading "Pragmatic Thinking &amp; Learning"</text:p>
      <text:p text:style-name="P1">Time:<text:tab/>5:43 - 6:13 =&gt; 30 min</text:p>
      <text:p text:style-name="P1">Number of pages: <text:tab/>13 - 36 =&gt; 23 pages</text:p>
      <text:p text:style-name="P1">Number of words:<text:tab/>~180 per/page =&gt; 180 word * 23 pages = 4140 words</text:p>
      <text:p text:style-name="P1">Speed:<text:tab/><text:tab/>4140 words / 30 min = <text:span text:style-name="T2">138</text:span> w/min</text:p>
      <text:p text:style-name="P1"/>
      <text:p text:style-name="P4"/>
      <text:p text:style-name="P12"><text:tab/><text:span text:style-name="T3">12-November-2008, Wn</text:span></text:p>
      <text:p text:style-name="P4"/>
      <text:p text:style-name="P1"><text:span text:style-name="T1">[1]</text:span> Looking for the techniques and methods...</text:p>
      <text:p text:style-name="P1"/>
      <text:p text:style-name="P1"/>
      <text:p text:style-name="P4"/>
      <text:p text:style-name="P12"><text:tab/>21<text:span text:style-name="T3">-December-2010, Tu</text:span></text:p>
      <text:p text:style-name="P4"/>
      <text:p text:style-name="P1"><text:span text:style-name="T1">[1]</text:span> Another attempt to use Speed Reading techniques.</text:p>
      <text:p text:style-name="P1">Goals:</text:p>
      <text:p text:style-name="P1">a) Improve vision (eye training)</text:p>
      <text:p text:style-name="P1">b) Improve material perception (reading and things around)</text:p>
      <text:p text:style-name="P1">c) Maintain fitness of the brain</text:p>
      <text:p text:style-name="P1">d) Professional fitness and being up-to-date with the latest technologies.</text:p>
      <text:p text:style-name="P1"/>
      <text:p text:style-name="P1">Methods:</text:p>
      <text:p text:style-name="P1">1. Everyday exercises using iPad Apps</text:p>
      <text:p text:style-name="P1">2. Everyday exercises using my own (needs to be developed) or bought Training course on Windows.</text:p>
      <text:p text:style-name="P1">3. Lifestyle matching the goals -- see and percepts, constantly train focus, memory, and perception techniques and capabilities ("meditation-in-action")(goal-oriented lifestyle).</text:p>
      <text:p text:style-name="P1"/>
      <text:p text:style-name="P1"/>
      <text:p text:style-name="P1"/>
      <text:p text:style-name="P1"/>
      <text:p text:style-name="P6"/>
      <text:p text:style-name="P6"/>
      <text:p text:style-name="P4"/>
      <text:p text:style-name="P12"><text:soft-page-break/><text:tab/>28<text:span text:style-name="T3">-December-2010, Tu</text:span></text:p>
      <text:p text:style-name="P4"/>
      <text:p text:style-name="P1"><text:span text:style-name="T1">[1]</text:span> Reading technique:</text:p>
      <text:p text:style-name="P1">Start-stop (flashing) mode:</text:p>
      <text:p text:style-name="P1">a) move eyes to a new chunk of words</text:p>
      <text:p text:style-name="P1">b) stare (memorize/process info) at them for a second</text:p>
      <text:p text:style-name="P1">c) move to another chunk, while creating coherent picture of the text in the brain.</text:p>
      <text:p text:style-name="P1"/>
      <text:p text:style-name="P1"><text:span text:style-name="T1">[2]</text:span> Reading technique:</text:p>
      <text:p text:style-name="P1">Variate the way of reading. Do not follow the same pattern.</text:p>
      <text:p text:style-name="P1">a) Switch from faster reading to the slower</text:p>
      <text:p text:style-name="P1">b) Re-read some portions of the text</text:p>
      <text:p text:style-name="P1">c) Make stops (they are good for resting as well)</text:p>
      <text:p text:style-name="P1">d) Change the width of the viewing angle</text:p>
      <text:p text:style-name="P1">e) Read one line at a time, multiple stops per line, two and more lines at a glance.</text:p>
      <text:p text:style-name="P1"/>
      <text:p text:style-name="P6"/>
      <text:p text:style-name="P4"/>
      <text:p text:style-name="P12"><text:tab/>01<text:span text:style-name="T3">-January-2010, St</text:span></text:p>
      <text:p text:style-name="P4"/>
      <text:p text:style-name="P1"><text:span text:style-name="T1">[1]</text:span> Reading technique:</text:p>
      <text:p text:style-name="P1">Push-to-play -- use a button to control the speed manually and dynamically.</text:p>
      <text:p text:style-name="P1">A variation -- it may move a text forward or backward.</text:p>
      <text:p text:style-name="P1"/>
      <text:p text:style-name="P1"><text:span text:style-name="T1">[2]</text:span> Q/P: How to read?</text:p>
      <text:p text:style-name="P1">a) Smoothly to move the eyes across the text (left-to-right-and-then-wrap-up)</text:p>
      <text:p text:style-name="P1">b) Moving eyes in start-stop mode and "photographing"(taking snapshot) chunks of text. (bird-vision).</text:p>
      <text:p text:style-name="P6"/>
      <text:p text:style-name="P6"/>
      <text:p text:style-name="P4"/>
      <text:p text:style-name="P12"><text:tab/>04<text:span text:style-name="T3">-January-2010, Tu</text:span></text:p>
      <text:p text:style-name="P4"/>
      <text:p text:style-name="P1"><text:span text:style-name="T1">[1]</text:span> Reading speed should be as such to prevent the vocalization.</text:p>
      <text:p text:style-name="P1"/>
      <text:p text:style-name="P1"><text:span text:style-name="T1">[2]</text:span> During speed reading you should put yourself in the stage in which you are eager to get informaiton what you are reading about. To do so:</text:p>
      <text:p text:style-name="P1">a) find the text (topic) you are the most interested in</text:p>
      <text:p text:style-name="P1">b) pre-read (initial training) with variable speed (including the speed which significantly exceed your current one).</text:p>
      <text:p text:style-name="P6"/>
      <text:p text:style-name="P4"/>
      <text:p text:style-name="P12"><text:tab/>05<text:span text:style-name="T3">-January-2010, Wn</text:span></text:p>
      <text:p text:style-name="P4"/>
      <text:p text:style-name="P1"><text:span text:style-name="T1">[1]</text:span> Do not try to remember (memorize) every detail right away what you are reading during speed-reading. Just catch the ideas, keywords, and the structure. The brain is sucking everything (photographs) once you take a look at the object. The picture is in memory. The problem -- how to access that picture. The attempt of memorizing only blocks and perception channels by engaging the brain in multiple activity.</text:p>
      <text:p text:style-name="P1"/>
      <text:p text:style-name="P1"><text:soft-page-break/><text:span text:style-name="T1">[2]</text:span> Just relax and follow the intuition. Enjoy the information flow coming in...</text:p>
      <text:p text:style-name="P1">Relax is important. But, relax here is not the same as become sloppy or lazy. Relax means do not afraid or worry. Relax means remove all mental limitations and "obligations". Fly or glide in the sunny day...</text:p>
      <text:p text:style-name="P1">The reading suppose effortless ride and not hard work with a lot of pain and sweat.</text:p>
      <text:p text:style-name="P1"/>
      <text:p text:style-name="P4"/>
      <text:p text:style-name="P12"><text:tab/>07<text:span text:style-name="T3">-January-2010, Fr</text:span></text:p>
      <text:p text:style-name="P4"/>
      <text:p text:style-name="P1"><text:span text:style-name="T1">[1]</text:span> There is fall-back to the "normal" reading during last two days.</text:p>
      <text:p text:style-name="P1">Why? Overexercising/over-training? Approached to limit and having no idea how to proceed?</text:p>
      <text:p text:style-name="P1">The problems with all books and apps, I have read so far -- they do not explain the journey in the emotional aspects. For example, what I need:</text:p>
      <text:p text:style-name="P1">a) to know how I feel which I suppose to read fast;</text:p>
      <text:p text:style-name="P1">b) how to get into that state;</text:p>
      <text:p text:style-name="P1">c) what obstacles I expect on my way to the goal and how to deal with them</text:p>
      <text:p text:style-name="P1"/>
      <text:p text:style-name="P1">This is my observations at this point:</text:p>
      <text:p text:style-name="P1">1. Speed of reading is not so important. What is more important -- avoid vocalization, reading my blocks of words, and move forward with the text at the speed of comprehension (not slower, no faster).</text:p>
      <text:p text:style-name="P1"/>
      <text:p text:style-name="P1">2. Maintaining "hunger" for info is critical. It allows to focus and avoid distractions. </text:p>
      <text:p text:style-name="P1"/>
      <text:p text:style-name="P1">3. The goal is to catch the original idea put in the book by the writer.</text:p>
      <text:p text:style-name="P1"/>
      <text:p text:style-name="P1"><text:span text:style-name="T1">[2]</text:span> Brain is good with following moving objects, but, it is not so good with the static one.</text:p>
      <text:p text:style-name="P1">The speed-reading = matching patterns on static objects and creating higher abstraction contents (map it in the memory) at the "wire-speed" (realtime).</text:p>
      <text:p text:style-name="P1"/>
      <text:p text:style-name="P1">Therefore, the idea is how to learn to follow fast static objects. Approaches:</text:p>
      <text:p text:style-name="P1">a) use pointing device (finger, pen) with books</text:p>
      <text:p text:style-name="P1">b) moving cursor with computer-based texts.</text:p>
      <text:p text:style-name="P10"/>
      <text:p text:style-name="P1"><text:span text:style-name="T1">[3]</text:span> Speed is the key in the speed-reading. It creates this chain:</text:p>
      <text:p text:style-name="P1">... speed =&gt; better concentration and focus =&gt; better comprehension =&gt; more interest =&gt; speed ...</text:p>
      <text:p text:style-name="P1">Also, more speed -- more quality.</text:p>
      <text:p text:style-name="P1"/>
      <text:p text:style-name="P1">In fact, every work which suppose to be done with high quality should be conducted with high spe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12"><text:soft-page-break/><text:tab/>08<text:span text:style-name="T3">-January-2010, St</text:span></text:p>
      <text:p text:style-name="P4"/>
      <text:p text:style-name="P1"><text:span text:style-name="T1">[1]</text:span> The speed of reading -- there should not be time for any kind of distraction or mind wandering.</text:p>
      <text:p text:style-name="P1"/>
      <text:p text:style-name="P1"><text:span text:style-name="T1">[2]</text:span> Book: <text:span text:style-name="T2">"PhotoReading", Paul R.Scheele, M.A.</text:span></text:p>
      <text:p text:style-name="P1"/>
      <text:p text:style-name="P1"><text:span text:style-name="T4">●</text:span><text:span text:style-name="T5"> </text:span><text:span text:style-name="T6">Ideas</text:span></text:p>
      <text:p text:style-name="P9">1. Use subconscious mind, peripheral vision, and other natural advantages of human brain.</text:p>
      <text:p text:style-name="P9">2. Multistage reading process with the main goal -- comprehension and answering the questions.</text:p>
      <text:p text:style-name="P9">3. Relax and no worries. Getting information is a flow which brings a joy.</text:p>
      <text:p text:style-name="P9">4. Variable speed of reading.</text:p>
      <text:p text:style-name="P9">5. Passing multiple times the same text using different reading methods (comprehension and memorizing).</text:p>
      <text:p text:style-name="P9">6. Avoid artificial practicing -- everything should be real and useful (work, ...)</text:p>
      <text:p text:style-name="P1">7. First create a framework in the brain (prepare, preview, photo-read, and activate), then perform actual reading (rapid-read).</text:p>
      <text:p text:style-name="P1"/>
      <text:p text:style-name="P1"/>
      <text:p text:style-name="P1"/>
      <text:p text:style-name="P1"><text:span text:style-name="T4">●</text:span><text:span text:style-name="T5"> </text:span><text:span text:style-name="T6">Five-step process of book reading</text:span></text:p>
      <text:p text:style-name="P1"><text:span text:style-name="T5">1. </text:span><text:span text:style-name="T7">Prepare</text:span></text:p>
      <text:p text:style-name="P1"><text:span text:style-name="T5">2. </text:span><text:span text:style-name="T7">Preview (pre-read)</text:span></text:p>
      <text:p text:style-name="P9"><text:s text:c="4"/>a) Superman exploring the Earth.</text:p>
      <text:p text:style-name="P9"><text:s text:c="4"/>b) Grocery store</text:p>
      <text:p text:style-name="P1"><text:span text:style-name="T5">3. </text:span><text:span text:style-name="T7">Photo-Read</text:span></text:p>
      <text:p text:style-name="P1"><text:span text:style-name="T5">4. </text:span><text:span text:style-name="T7">Activate</text:span></text:p>
      <text:p text:style-name="P1"><text:span text:style-name="T5">5. </text:span><text:span text:style-name="T7">Rapid-Read</text:span></text:p>
      <text:p text:style-name="P9"/>
      <text:p text:style-name="P6"/>
      <text:p text:style-name="P4"/>
      <text:p text:style-name="P12"><text:tab/>11<text:span text:style-name="T3">-January-2010, Tu</text:span></text:p>
      <text:p text:style-name="P4"/>
      <text:p text:style-name="P1"><text:span text:style-name="T1">[1]</text:span> Technique: Do not focus of words (symbols) -- just follow the contents/idea/info.</text:p>
      <text:p text:style-name="P1">To do that -- to not operate on the symbol (words or chunks of words) boundaries. Avoid creating boundaries between them by swifting eyes very fast across the text, or moving them rapidly back and forth over text, or reading multiple lines at a glance.</text:p>
      <text:p text:style-name="P1"/>
      <text:p text:style-name="P1">Differently, to not consider word (or group of words) as having complete idea. Just catch symbols and let the brain to "suck the juice" out of them.</text:p>
      <text:p text:style-name="P6"/>
      <text:p text:style-name="P1"><text:span text:style-name="T1">[2]</text:span> Technique: Enter the state, when all words are seen very clearly during rapid read. Nothing is skipped, nothing is looked over. What you have -- a series of high-quality photographic snapshots.</text:p>
      <text:p text:style-name="P6"/>
      <text:p text:style-name="P6"/>
      <text:p text:style-name="P6"/>
      <text:p text:style-name="P6"/>
      <text:p text:style-name="P6"/>
      <text:p text:style-name="P6"/>
      <text:p text:style-name="P4"/>
      <text:p text:style-name="P12"><text:soft-page-break/><text:tab/>12<text:span text:style-name="T3">-January-2010, Wn</text:span></text:p>
      <text:p text:style-name="P4"/>
      <text:p text:style-name="P1"><text:span text:style-name="T1">[1]</text:span> Technique: Read smooth (like gliding over land) rather than using start-stop mode. The snapshots should not have clear boundaries -- one snapshot should seamlessly connected with the other one. You glide like an eagle in search of rabbit -- no hurry, no sweat. Just focus on the goal.</text:p>
      <text:p text:style-name="P8"/>
      <text:p text:style-name="P8"><text:span text:style-name="T1">[2]</text:span> Technique: Do not stop in the middle. (Cmp. What would happen if an eagle stop in the middle of the flight. The best case -- he would need time and effort to got the height and speed again. And almost surely, the rabbit would already go away). "rabbit" here -- main idea/goal.</text:p>
      <text:p text:style-name="P8"/>
      <text:p text:style-name="P4"/>
      <text:p text:style-name="P12"><text:tab/>13<text:span text:style-name="T3">-January-2010, Th</text:span></text:p>
      <text:p text:style-name="P4"/>
      <text:p text:style-name="P8"><text:span text:style-name="T1">[1]</text:span> Tony Buzan (Barry Buzan) -- "Radiant Thinking".</text:p>
      <text:p text:style-name="P8">Every image in our brain has entry point, from which the multidimensional sphere is created. Spheres may intersect, associate/linked, ... creating fast and unique networks of brain cells(neurons) reflecting different knowledge and experiences.</text:p>
      <text:p text:style-name="P8"/>
      <text:p text:style-name="P8">[me] This, probably, means, that the search is information in the brain is just a finding that entry point for every topic/image from which the details may be unrolled...</text:p>
      <text:p text:style-name="P8"/>
      <text:p text:style-name="P8"><text:span text:style-name="T1">[2]</text:span> Tony Buzan: "The more you learn (train your brain to do that), the easier to learn".</text:p>
      <text:p text:style-name="P8">Or as, Merilu Henner says: "Brain is a muscle".</text:p>
      <text:p text:style-name="P8"/>
      <text:p text:style-name="P8"><text:span text:style-name="T1">[3]</text:span> D.Eidelman: "Memory is not a storage. Memory is a computer which recreates(replays) the event based on some keywords and images"</text:p>
      <text:p text:style-name="P8"/>
      <text:p text:style-name="P8"><text:span text:style-name="T1">[4]</text:span> For better memorizing the structures should be hierarchical (from main idea in the center and derivatives radiated from it). Practically, this means, that during note making (!= note taking), the less important words should not clubber and obscure the keywords carrying the idea.</text:p>
      <text:p text:style-name="P8"/>
      <text:p text:style-name="P8"><text:span text:style-name="T1">[5]</text:span> Tony Buzan: "Creating new structures in the brain (memorizing) is like going through the junge. The first time you clear the path, and by repeating you are making this path cleaner and wider".</text:p>
      <text:p text:style-name="P8"/>
      <text:p text:style-name="P5"/>
      <text:p text:style-name="P12"><text:tab/>14<text:span text:style-name="T3">-January-2010, Fr</text:span></text:p>
      <text:p text:style-name="P4"/>
      <text:p text:style-name="P8"><text:span text:style-name="T1">[1]</text:span> It comes to the well-known thing:</text:p>
      <text:p text:style-name="P8">"Action =&gt; Pattern =&gt; Habit =&gt; Character".</text:p>
      <text:p text:style-name="P8">If you want to change something in your life, you need to "create a path in the jungle of neurons in your brain".</text:p>
      <text:p text:style-name="P8"/>
      <text:p text:style-name="P8">"Be careful what you are thinking about" -- another famous expression. You brain is never idle. If you do not control it, it will control you by creating its own network of neurons, its own world, and its own character. It will act as a movie director, and <text:s/>you will be just an actor.</text:p>
      <text:p text:style-name="P8"/>
      <text:p text:style-name="P8">"Be whatever you want to be". This means, that you actively creating structures/paths in <text:s/>your brain in the direction which you are willing to go.</text:p>
      <text:p text:style-name="P8"/>
      <text:p text:style-name="P8"><text:span text:style-name="T1">[2]</text:span> To control the brain (change its internal structures) you have to be relaxed -- to put the brain in the state when it can be molded. The worries, nervousness, uncertainties -- lead to the opposite situation -- the brain takes control over you, because, it considers a dangerous situation as a signal to use all existing(!) capabilities/knowledge to save itself and get out of that danger zone.</text:p>
      <text:p text:style-name="P8"><text:soft-page-break/></text:p>
      <text:p text:style-name="P8"/>
      <text:p text:style-name="P8"/>
      <text:p text:style-name="P8"><text:span text:style-name="T1">[3]</text:span> If you want to be someone (truly), the fist thing -- you have to create this image of yourself in the future. Having those features and capabilities. Then you implant this image in your brain and consistently maintain it in the foreground by constant practicing and behaving new way. Practicing is important, because, the brain hardens the patterns/structures/routes this way. Dreaming does not have solid reference on which the brain structures should be based upon and as such, the structures created by dreams (spontaneous organization of neurons) will dissolve.</text:p>
      <text:p text:style-name="P8"/>
      <text:p text:style-name="P8"><text:span text:style-name="T1">[4]</text:span> There is no any magic and nothing for free. To create new structure in the brain, you <text:s/>have to put efforts. For example, in speed reading the snapshot images flushed to the brain will not be magically assembled to something coherent. The idea and contents is created by extra work which your brain has to do in parallel and with the speed matching the input.</text:p>
      <text:p text:style-name="P8"/>
      <text:p text:style-name="P8">Therefore, you cannot expect miracles of releasing "gene from the bottle" or having "magic stick" all of a sudden. Everything what is available to you -- you may use "sleeping" capabilities of the brain by training it to do this. And that requires consistent and systematic work.</text:p>
      <text:p text:style-name="P8"/>
      <text:p text:style-name="P8">To make a coherent picture of what you are reading, to need to put an appropriate efforts to create it (in parallel with the reading).</text:p>
      <text:p text:style-name="P8"/>
      <text:p text:style-name="P8"><text:span text:style-name="T1">[5]</text:span> Brain creates patterns and looking for the patterns. It looks at the world through the pattern it created.</text:p>
      <text:p text:style-name="P8"/>
      <text:p text:style-name="P8"><text:span text:style-name="T1">[6]</text:span> If you do not change your brain structures ("do the same things, the same way"), then you shouldn't expect to see the world differently ("to expect different results").</text:p>
      <text:p text:style-name="P8"/>
      <text:p text:style-name="P8"><text:span text:style-name="T1">[7]</text:span> Comic books -- the example of visual reading.</text:p>
      <text:p text:style-name="P8"/>
      <text:p text:style-name="P8"><text:span text:style-name="T1">[8]</text:span> People love certain things. This means that they already have well established and well maintained brain structures related to those activities. And people tend to do these things again and again. Which, in its turn, "promoting" them to even bigger heights. These are things with positive feedback. Like everything else in this Universe.</text:p>
      <text:p text:style-name="P8"/>
      <text:p text:style-name="P8">So, if you want to go to the "new territories", you have "to fight" the existing habits and "pleasures".</text:p>
      <text:p text:style-name="P8"/>
      <text:p text:style-name="P8"><text:span text:style-name="T1">[9]</text:span> Brain structures -- this is networks of facts/images/keywords + relations between them. Not just collection of images and not just relations without endpoints. For example, think about it -- we like pictures like graphs (with bubbles and arrows). And we love the complete (vs. partial) pictures and models. If something is partial, then the brain will make it "complete" using its own understanding of the world and existing knowledge.</text:p>
      <text:p text:style-name="P8"/>
      <text:p text:style-name="P8"><text:span text:style-name="T1">[10]</text:span> Remember -- the goal of any reading -- to get information to be used on practice. Make you reading process based on this idea -- How I use what I have learned?</text:p>
      <text:p text:style-name="P8"/>
      <text:p text:style-name="P8"><text:span text:style-name="T1">[11]</text:span> Every read portion of the text suppose to be logically complete, with well defined idea, results, and practical use. </text:p>
      <text:p text:style-name="P8"/>
      <text:p text:style-name="P8"><text:span text:style-name="T1">[12]</text:span> The comprehension level has its peak. You have low comprehension on the low or very fast speeds. The goal is to find that peak.</text:p>
      <text:p text:style-name="P8"/>
      <text:p text:style-name="P8">Another thing -- you may push that pick to the direction of the faster reading until certain point, where physiology of the brain has limit on processing information.</text:p>
      <text:p text:style-name="P8"/>
      <text:p text:style-name="P8"><text:soft-page-break/><text:span text:style-name="T1">[13]</text:span> Attention, focus, (which come from the desire) and division of the text on logically complete parts -- are essential elements of improving the comprehension level.</text:p>
      <text:p text:style-name="P8"/>
      <text:p text:style-name="P8">Interruptions and switching from one activity or topic to another -- the major killers of comprehension. They delude the focus and require switching in the brain from one structure to another, which is really slow process.</text:p>
      <text:p text:style-name="P8"/>
      <text:p text:style-name="P8"><text:span text:style-name="T1">[1]</text:span> <text:span text:style-name="T8">Technique</text:span>: Do not focus on characters (letters, words, groups of words). They have no meaning themselves. Look "through the characters" on the contents. (Do not confuse eye focus with mental focus).</text:p>
      <text:p text:style-name="P8"/>
      <text:p text:style-name="P8"><text:span text:style-name="T1">[14]</text:span> Memory = Facts + Relations. This is how the information is stored in the brain (network of neurons).</text:p>
      <text:p text:style-name="P8"/>
      <text:p text:style-name="P8"><text:span text:style-name="T1">[15]</text:span> Memory Map by Buzon is not exactly correct. It is not words written over lines (relations), but rather facts/keywords in the bubbles which interconnected with the lines. More like a graph with multiple entries.</text:p>
      <text:p text:style-name="P8">Radial Thinking, therefore, it turning more like to the "Graph Thinking". And those Graphs have no boundaries. One graph may be a sub-graph of the bigger one. Or being a super-graph containing many others. <text:s/>It is more like a galaxy with multiple stella systems. From any of them you can start your travel. Zooming in and zooming out...</text:p>
      <text:p text:style-name="P8"/>
      <text:p text:style-name="P8"><text:span text:style-name="T1">[16]</text:span> Be naturally fast and curious (by brain). This creates focus, speedup collecting facts, and improves the comprehension speed.</text:p>
      <text:p text:style-name="P8"/>
      <text:p text:style-name="P8"><text:span text:style-name="T1">[17]</text:span> Speed of reading should not exceed the speed of comprehension, which is, in fact, the entire and only goal of any reading.</text:p>
      <text:p text:style-name="P8"/>
      <text:p text:style-name="P8"><text:span text:style-name="T1">[18]</text:span> Dramatic events/accidents may change people lives. Why? Because, those events stress the brain and may dissolve or move to the background those structures which are currently are in foreground. And the new ones are created which present us the "new man"...</text:p>
      <text:p text:style-name="P8"/>
      <text:p text:style-name="P8"><text:span text:style-name="T1">[19]</text:span> During reading always keep the main idea (the purpose of reading, the main question(s)) in your focus. Because, the picture is created around that idea.</text:p>
      <text:p text:style-name="P8">If you loose the focus -- you will have several disconnected or loosely connected networks in your brain. Instead of one.</text:p>
      <text:p text:style-name="P8"/>
      <text:p text:style-name="P5"/>
      <text:p text:style-name="P12"><text:tab/>16<text:span text:style-name="T3">-January-2010, Sn</text:span></text:p>
      <text:p text:style-name="P4"/>
      <text:p text:style-name="P8"><text:span text:style-name="T1">[1]</text:span> Technique: While looking at the text, the focus should be applied to and all efforts should be used to assemble a coherent information from the read words.</text:p>
      <text:p text:style-name="P8"/>
      <text:p text:style-name="P8"/>
      <text:p text:style-name="P5"/>
      <text:p text:style-name="P12"><text:tab/>19<text:span text:style-name="T3">-January-2010, Wn</text:span></text:p>
      <text:p text:style-name="P4"/>
      <text:p text:style-name="P8"><text:span text:style-name="T1">[1]</text:span> Technique: Breath deep, may be even put some focus on it. The idea -- to create rhythm of lower frequency that the frequency of the flashing text. This should be combined with <text:s/>the relaxed attitude and open mind which is "sucking" in (allowing to flow in) the information.</text:p>
      <text:p text:style-name="P8"/>
      <text:p text:style-name="P8">Also, while the eyes keeping the text in focus and supplying it in the brain, all efforts of the brain are devoted to constructing the ideas and pictures put by the writer in the text.</text:p>
      <text:p text:style-name="P8"/>
      <text:p text:style-name="P8"><text:span text:style-name="T1">[2]</text:span> Technique: Avoid physical motion. Freeze the body. Only eyes move... And pump as much oxygen <text:s/>to brain as possible (deep rhythmic breathing).</text:p>
      <text:p text:style-name="P5"/>
      <text:p text:style-name="P12"><text:soft-page-break/><text:tab/>22<text:span text:style-name="T3">-January-2011, St</text:span></text:p>
      <text:p text:style-name="P4"/>
      <text:p text:style-name="P8"><text:span text:style-name="T1">[1]</text:span> Technique: Apply the SP in the daily life. The SP has value only if it is applied.</text:p>
      <text:p text:style-name="P8">And it should be used in every dynamics of life -- in the motion, in the noisy environment.</text:p>
      <text:p text:style-name="P8">Do not create anything artificial.</text:p>
      <text:p text:style-name="P8">The SP suppose to give you advantages and not put you in the cocoon.</text:p>
      <text:p text:style-name="P8"/>
      <text:p text:style-name="P5"/>
      <text:p text:style-name="P12"><text:tab/>28<text:span text:style-name="T3">-January-2011, Fr</text:span></text:p>
      <text:p text:style-name="P4"/>
      <text:p text:style-name="P8"><text:span text:style-name="T1">[1]</text:span> Technique: During speed read it is not possible to think on the word-level (two slow) and construct the contents (ideas and messages of the read text). Therefore, those high-level abstracts should be constructed directly from the "picture of text" avoiding intermediate state. This doesn't come for free, though, -- only higher level ideas will be present in the mind. The details will be lost. But, sometimes, this is exactly what we need ...</text:p>
      <text:p text:style-name="P8"/>
      <text:p text:style-name="P8"><text:span text:style-name="T1">[2]</text:span> Technique: Do not focus on contents of specific words or group of words. This will lower the speed by introducing the intermediate level of "contents-assembly". Focus on the entire eye-span group and assemble the information based on those chunks (it may be several words or even several lines). But, important(!), look at word as pictures from where you derive information from. And do not vocalize it, thus passing to another "data processing center". </text:p>
      <text:p text:style-name="P8"/>
      <text:p text:style-name="P5"/>
      <text:p text:style-name="P12"><text:tab/>29<text:span text:style-name="T3">-January-2011, St</text:span></text:p>
      <text:p text:style-name="P4"/>
      <text:p text:style-name="P8"><text:span text:style-name="T1">[1]</text:span> Technique: The successful comprehension and its level depends on how well the "prediction machine" works in the brain. Meaning that the mind should be little bit ahead of the actual text.</text:p>
      <text:p text:style-name="P8">By the way, this is why the Pre-Reading is very important -- it "tunes" that "prediction machine" by letting it know what will happen next.</text:p>
      <text:p text:style-name="P8"/>
      <text:p text:style-name="P5"/>
      <text:p text:style-name="P12"><text:tab/>03<text:span text:style-name="T3">-February-2011, Th</text:span></text:p>
      <text:p text:style-name="P4"/>
      <text:p text:style-name="P8"><text:span text:style-name="T1">[1]</text:span> Technique: The level of comprehension depends on the speed of eye movement.</text:p>
      <text:p text:style-name="P8"/>
      <text:p text:style-name="P5"/>
      <text:p text:style-name="P12"><text:tab/>08<text:span text:style-name="T3">-February-2011, Tu</text:span></text:p>
      <text:p text:style-name="P4"/>
      <text:p text:style-name="P8"><text:span text:style-name="T1">[1]</text:span> Technique: The level of comprehension depends on the strength of desire to learn the topic or its necessity (for life). For example, learning the programming language when it gives you a job is more effective than leaning it as a hobby in free time.</text:p>
      <text:p text:style-name="P8"/>
      <text:p text:style-name="P8"><text:span text:style-name="T1">[2]</text:span> Technique: You work with the text (book), not just reading it. The goal -- to get the knowledge.</text:p>
      <text:p text:style-name="P8"/>
      <text:p text:style-name="P8"/>
      <text:p text:style-name="P5"/>
      <text:p text:style-name="P12"><text:tab/>12<text:span text:style-name="T3">-February-2011, St</text:span></text:p>
      <text:p text:style-name="P4"/>
      <text:p text:style-name="P8"><text:span text:style-name="T1">[1]</text:span> Technique: Similar to the socket networks (SONET), to read fast you need to sync with the ideas (information flow) in the text. The best way to do it -- the constant speed of text scanning, no backtracking, and focus. Keep mind tuned on the "signal". Once it is lost -- it takes time to tune to it again.</text:p>
      <text:p text:style-name="P8"/>
      <text:p text:style-name="P8"/>
      <text:p text:style-name="P8"><text:soft-page-break/><text:span text:style-name="T1">[2]</text:span> Technique: Enable "prediction engine" is a key in speed reading. This may be done:</text:p>
      <text:p text:style-name="P8">a) pre-reading and skimming</text:p>
      <text:p text:style-name="P8">b) reading multiple lines at one glance, where you focusing on specific chunk of text, while the peripheral vision take the next chunks at the same time.</text:p>
      <text:p text:style-name="P8"><text:s/></text:p>
      <text:p text:style-name="P8"><text:span text:style-name="T1">[3]</text:span> Technique: Being relax and "gliding over the information", seems, helps a lot to stay focused and improve comprehension.</text:p>
      <text:p text:style-name="P8"/>
      <text:p text:style-name="P8"/>
      <text:p text:style-name="P5"/>
      <text:p text:style-name="P12"><text:tab/>27<text:span text:style-name="T3">-May-2011, Fr</text:span></text:p>
      <text:p text:style-name="P4"/>
      <text:p text:style-name="P8"><text:span text:style-name="T1">[1]</text:span> Technique (to try):</text:p>
      <text:p text:style-name="P8">The reading becomes slow if I pay attention on the written word.</text:p>
      <text:p text:style-name="P8">Therefore, the idea -- avoid any focus on the words and look at the contents only through the text.</text:p>
      <text:p text:style-name="P8">This may involve such mechanisms as prediction, guessing, ...</text:p>
      <text:p text:style-name="P8">So, again, look at text as a whole ("picture") rather than going sequentially through every word.</text:p>
      <text:p text:style-name="P8"/>
      <text:p text:style-name="P8">To avoid reading(focusing on) words -- read by multiple lines, not by groups of sequential words.</text:p>
      <text:p text:style-name="P8">At the end, the idea -- to create an info image in the brain ("visualize" the knowledge). So, this could be done on the fly -- while reading the text.</text:p>
      <text:p text:style-name="P8"/>
      <text:p text:style-name="P5"/>
      <text:p text:style-name="P12"><text:tab/>11<text:span text:style-name="T3">-July-2011, Mn</text:span></text:p>
      <text:p text:style-name="P4"/>
      <text:p text:style-name="P8"><text:span text:style-name="T1">[1]</text:span> Technique (to try):</text:p>
      <text:p text:style-name="P8">Scanning the block of text like a pictures (image) until the contents is percepted.</text:p>
      <text:p text:style-name="P8">Text = image. No need to read it in serial manner. Scanning could be back and forth without fixing on particular words and phrases.</text:p>
      <text:p text:style-name="P8"/>
      <text:p text:style-name="P5"/>
      <text:p text:style-name="P12"><text:tab/>29<text:span text:style-name="T3">-October-2012, Mn</text:span></text:p>
      <text:p text:style-name="P4"/>
      <text:p text:style-name="P8"><text:span text:style-name="T1">[1]</text:span> The speed comes from:</text:p>
      <text:p text:style-name="P8">a) Better concentration (focus)</text:p>
      <text:p text:style-name="P8">b) Better motivation (desire to have information)</text:p>
      <text:p text:style-name="P8">c) Engaging capabilities of brain (e.g. subconscious mind, pattern recognition, ...)</text:p>
      <text:p text:style-name="P8"/>
      <text:p text:style-name="P8">Therefore, the process of speed reading requires multiple stages of reading:</text:p>
      <text:p text:style-name="P8">1) Tuning and motivating yourself for getting information.</text:p>
      <text:p text:style-name="P8"><text:s text:c="5"/>This is done through skimming and picking books/chapters which represent the biggest interest</text:p>
      <text:p text:style-name="P8"><text:s text:c="5"/>at the moment.</text:p>
      <text:p text:style-name="P8">2) Filtering out redundant and irrelevant (for the moment) information.</text:p>
      <text:p text:style-name="P8">3) Actual reading (with big concentration and motivation).</text:p>
      <text:p text:style-name="P8">4) Analyzing the results of reading and creating a Mind Map of the information</text:p>
      <text:p text:style-name="P8">5) Act based on the newly received information and knowledge.</text:p>
      <text:p text:style-name="P8"><text:s text:c="4"/>This is important, because it works as a feedback. Next time when you start reading again, the brain, will take in account, if this new effort will be turned to something useful and beneficial or it is just "fake exercise" and attempt to enslave the brain. For Brain doing actual work is very important.</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5"/>
      <text:p text:style-name="P12"><text:tab/>09<text:span text:style-name="T3">-January-2010, Sn</text:span></text:p>
      <text:p text:style-name="P4"/>
      <text:p text:style-name="P1"><text:span text:style-name="T1">[3]</text:span> Book: <text:span text:style-name="T2">"Speed Reading", Robert L. Zorn</text:span></text:p>
      <text:p text:style-name="P1"/>
      <text:p text:style-name="P1"><text:span text:style-name="T4">●</text:span><text:span text:style-name="T5"> </text:span><text:span text:style-name="T6">Ideas</text:span></text:p>
      <text:p text:style-name="P7">1. ???</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mily-generic="roman"/>
    <style:font-face style:name="Cooper Black" svg:font-family="'Cooper Black'"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Berlin Sans FB Demi" svg:font-family="'Berlin Sans FB Demi'" style:font-family-generic="swiss" style:font-pitch="variable"/>
    <style:font-face style:name="Eras Bold ITC" svg:font-family="'Eras Bold IT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10-29T07:04:08.13</dc:date>
    <meta:editing-cycles>128</meta:editing-cycles>
    <meta:editing-duration>PT5H47M48S</meta:editing-duration>
    <meta:document-statistic meta:table-count="0" meta:image-count="0" meta:object-count="0" meta:page-count="10" meta:paragraph-count="202" meta:word-count="3359" meta:character-count="19932"/>
    <meta:user-defined meta:name="Info 1"/>
    <meta:user-defined meta:name="Info 2"/>
    <meta:user-defined meta:name="Info 3"/>
    <meta:user-defined meta:name="Info 4"/>
  </office:meta>
</office:document-meta>
</file>